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dc35" officeooo:paragraph-rsid="000adc35" style:font-size-asian="12.25pt" style:font-size-complex="14pt"/>
    </style:style>
    <style:style style:name="P2" style:family="paragraph" style:parent-style-name="Standard">
      <style:text-properties fo:font-size="14pt" officeooo:rsid="000adc35" officeooo:paragraph-rsid="000adc35" style:font-size-asian="12.25pt" style:font-size-complex="14pt"/>
    </style:style>
    <style:style style:name="P3" style:family="paragraph" style:parent-style-name="Standard">
      <style:text-properties fo:font-size="14pt" officeooo:rsid="000bb18a" officeooo:paragraph-rsid="000bb18a" style:font-size-asian="12.25pt" style:font-size-complex="14pt"/>
    </style:style>
    <style:style style:name="T1" style:family="text">
      <style:text-properties officeooo:rsid="000bb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unordered_set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set&lt;int&gt;multi;</text:p>
      <text:p text:style-name="P1"/>
      <text:p text:style-name="P1"><text:s text:c="4"/>multi.insert(10);</text:p>
      <text:p text:style-name="P1"><text:s text:c="4"/>multi.insert(20);</text:p>
      <text:p text:style-name="P1"><text:s text:c="4"/>multi.insert(30);</text:p>
      <text:p text:style-name="P1"><text:s text:c="4"/>multi.insert(40);</text:p>
      <text:p text:style-name="P1"><text:s text:c="4"/>multi.insert(50);</text:p>
      <text:p text:style-name="P1"><text:s text:c="4"/></text:p>
      <text:p text:style-name="P1"><text:s text:c="4"/>for(auto it=multi.begin();it!=multi.end();it++)</text:p>
      <text:p text:style-name="P1"><text:s text:c="8"/>cout&lt;&lt;*it&lt;&lt;" ";</text:p>
      <text:p text:style-name="P1"/>
      <text:p text:style-name="P1"><text:s text:c="4"/>return 0;</text:p>
      <text:p text:style-name="P1">}</text:p>
      <text:p text:style-name="P1"/>
      <text:p text:style-name="P1">2)#include&lt;iostream&gt;</text:p>
      <text:p text:style-name="P1">#include&lt;unordered_set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ultiset&lt;int&gt;multi,temp;</text:p>
      <text:p text:style-name="P1"><text:s text:c="4"/>int n;</text:p>
      <text:p text:style-name="P1"><text:s text:c="4"/>cout&lt;&lt;"Enter number of elements : ";</text:p>
      <text:p text:style-name="P1"><text:s text:c="4"/>cin&gt;&gt;n;</text:p>
      <text:p text:style-name="P1"/>
      <text:p text:style-name="P1"><text:s text:c="4"/>int arr[n];</text:p>
      <text:p text:style-name="P1"><text:s text:c="4"/>cout&lt;&lt;"Enter the elements : ";</text:p>
      <text:p text:style-name="P1"><text:s text:c="4"/>for(int i=0;i&lt;n;i++)</text:p>
      <text:p text:style-name="P1"><text:s text:c="4"/>{</text:p>
      <text:p text:style-name="P1"><text:s text:c="8"/>cin&gt;&gt;arr[i];</text:p>
      <text:p text:style-name="P1"><text:s text:c="8"/>multi.insert(arr[i]);</text:p>
      <text:p text:style-name="P1"><text:s text:c="4"/>}</text:p>
      <text:p text:style-name="P1"><text:s text:c="4"/></text:p>
      <text:p text:style-name="P1"><text:s text:c="4"/>for(auto it=multi.begin();it!=multi.end();it++)</text:p>
      <text:p text:style-name="P1"><text:s text:c="4"/>{</text:p>
      <text:p text:style-name="P1"><text:s text:c="8"/>if(!temp.count(*it))</text:p>
      <text:p text:style-name="P1"><text:s text:c="12"/>temp.insert(*it);</text:p>
      <text:p text:style-name="P1"><text:s text:c="4"/>}</text:p>
      <text:p text:style-name="P1"/>
      <text:p text:style-name="P1"><text:soft-page-break/><text:s text:c="4"/>multi=temp;</text:p>
      <text:p text:style-name="P1"/>
      <text:p text:style-name="P1"><text:s text:c="4"/>for(auto it=multi.begin();it!=multi.end();it++)</text:p>
      <text:p text:style-name="P1"><text:s text:c="8"/>cout&lt;&lt;*it&lt;&lt;" ";</text:p>
      <text:p text:style-name="P1"/>
      <text:p text:style-name="P1"><text:s text:c="4"/>return 0;</text:p>
      <text:p text:style-name="P1">}</text:p>
      <text:p text:style-name="P1"/>
      <text:p text:style-name="P3">4)#include&lt;iostream&gt;</text:p>
      <text:p text:style-name="P3">#include&lt;unordered_set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set&lt;int&gt;multi1,multi2;</text:p>
      <text:p text:style-name="P3"/>
      <text:p text:style-name="P3"><text:s text:c="4"/>multi1.insert(12);</text:p>
      <text:p text:style-name="P3"><text:s text:c="4"/>multi1.insert(34);</text:p>
      <text:p text:style-name="P3"><text:s text:c="4"/>multi1.insert(54);</text:p>
      <text:p text:style-name="P3"><text:s text:c="4"/>multi1.insert(31);</text:p>
      <text:p text:style-name="P3"><text:s text:c="4"/>multi1.insert(97);</text:p>
      <text:p text:style-name="P3"/>
      <text:p text:style-name="P3"><text:s text:c="4"/>multi2.insert(10);</text:p>
      <text:p text:style-name="P3"><text:s text:c="4"/>multi2.insert(20);</text:p>
      <text:p text:style-name="P3"><text:s text:c="4"/>multi2.insert(30);</text:p>
      <text:p text:style-name="P3"><text:s text:c="4"/>multi2.insert(40);</text:p>
      <text:p text:style-name="P3"><text:s text:c="4"/>multi2.insert(50);</text:p>
      <text:p text:style-name="P3"/>
      <text:p text:style-name="P3"><text:s text:c="4"/>cout&lt;&lt;"Multiset 1 : ";</text:p>
      <text:p text:style-name="P3"><text:s text:c="4"/>for(auto it=multi1.begin();it!=multi1.end();it++)</text:p>
      <text:p text:style-name="P3"><text:s text:c="8"/>cout&lt;&lt;*it&lt;&lt;" ";</text:p>
      <text:p text:style-name="P3"><text:s text:c="4"/>cout&lt;&lt;endl;</text:p>
      <text:p text:style-name="P3"/>
      <text:p text:style-name="P3"><text:s text:c="4"/>cout&lt;&lt;"Multiset 2 : ";</text:p>
      <text:p text:style-name="P3"><text:s text:c="4"/>for(auto it=multi2.begin();it!=multi2.end();it++)</text:p>
      <text:p text:style-name="P3"><text:s text:c="8"/>cout&lt;&lt;*it&lt;&lt;" ";</text:p>
      <text:p text:style-name="P3"><text:s text:c="4"/>cout&lt;&lt;endl;</text:p>
      <text:p text:style-name="P3"/>
      <text:p text:style-name="P3"><text:s text:c="4"/>multi1.swap(multi2);</text:p>
      <text:p text:style-name="P3"/>
      <text:p text:style-name="P3"><text:s text:c="4"/>cout&lt;&lt;"After Swapping "&lt;&lt;endl;</text:p>
      <text:p text:style-name="P3"><text:s text:c="4"/></text:p>
      <text:p text:style-name="P3"><text:s text:c="4"/>cout&lt;&lt;"Multiset 1 : ";</text:p>
      <text:p text:style-name="P3"><text:s text:c="4"/>for(auto it=multi1.begin();it!=multi1.end();it++)</text:p>
      <text:p text:style-name="P3"><text:s text:c="8"/>cout&lt;&lt;*it&lt;&lt;" ";</text:p>
      <text:p text:style-name="P3"><text:soft-page-break/><text:s text:c="4"/>cout&lt;&lt;endl;</text:p>
      <text:p text:style-name="P3"/>
      <text:p text:style-name="P3"><text:s text:c="4"/>cout&lt;&lt;"Multiset 2 : ";</text:p>
      <text:p text:style-name="P3"><text:s text:c="4"/>for(auto it=multi2.begin();it!=multi2.end();it++)</text:p>
      <text:p text:style-name="P3"><text:s text:c="8"/>cout&lt;&lt;*it&lt;&lt;" ";</text:p>
      <text:p text:style-name="P3"><text:s text:c="4"/>cout&lt;&lt;endl;</text:p>
      <text:p text:style-name="P3"/>
      <text:p text:style-name="P3"><text:s text:c="4"/>return 0;</text:p>
      <text:p text:style-name="P3">}</text:p>
      <text:p text:style-name="P3"/>
      <text:p text:style-name="P3">5)#include&lt;iostream&gt;</text:p>
      <text:p text:style-name="P3">#include&lt;unordered_set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set&lt;int&gt;multi;</text:p>
      <text:p text:style-name="P3"/>
      <text:p text:style-name="P3"><text:s text:c="4"/>multi.insert(1);</text:p>
      <text:p text:style-name="P3"><text:s text:c="4"/>multi.insert(4);</text:p>
      <text:p text:style-name="P3"><text:s text:c="4"/>multi.insert(2);</text:p>
      <text:p text:style-name="P3"><text:s text:c="4"/>multi.insert(1);</text:p>
      <text:p text:style-name="P3"><text:s text:c="4"/>multi.insert(5);</text:p>
      <text:p text:style-name="P3"><text:s text:c="4"/>multi.insert(6);</text:p>
      <text:p text:style-name="P3"><text:s text:c="4"/>multi.insert(1);</text:p>
      <text:p text:style-name="P3"><text:s text:c="4"/>multi.insert(3);</text:p>
      <text:p text:style-name="P3"><text:s text:c="4"/>multi.insert(8);</text:p>
      <text:p text:style-name="P3"><text:s text:c="4"/>multi.insert(3);</text:p>
      <text:p text:style-name="P3"/>
      <text:p text:style-name="P3"><text:s text:c="4"/>cout&lt;&lt;"Multiset is : ";</text:p>
      <text:p text:style-name="P3"><text:s text:c="4"/>for(auto it=multi.begin();it!=multi.end();it++)</text:p>
      <text:p text:style-name="P3"><text:s text:c="8"/>cout&lt;&lt;*it&lt;&lt;" ";</text:p>
      <text:p text:style-name="P3"/>
      <text:p text:style-name="P3"><text:s text:c="4"/>int prev=0;</text:p>
      <text:p text:style-name="P3"><text:s text:c="4"/>cout&lt;&lt;endl&lt;&lt;"Numbers and their Frequencies are : "&lt;&lt;endl;</text:p>
      <text:p text:style-name="P3"><text:s text:c="4"/>for(auto it=multi.begin();it!=multi.end();it++)</text:p>
      <text:p text:style-name="P3"><text:s text:c="4"/>{</text:p>
      <text:p text:style-name="P3"><text:s text:c="8"/>if(*it!=prev)</text:p>
      <text:p text:style-name="P3"><text:s text:c="12"/>cout&lt;&lt;*it&lt;&lt;" : "&lt;&lt;multi.count(*it)&lt;&lt;endl;;</text:p>
      <text:p text:style-name="P3"><text:s text:c="8"/>prev=*it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<text:soft-page-break/>6)#include&lt;iostream&gt;</text:p>
      <text:p text:style-name="P3">#include&lt;unordered_set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set&lt;int&gt;mySet={1,2,3,4};</text:p>
      <text:p text:style-name="P3"/>
      <text:p text:style-name="P3"><text:s text:c="4"/>mySet.emplace(5);</text:p>
      <text:p text:style-name="P3"><text:s text:c="4"/>mySet.emplace(6);</text:p>
      <text:p text:style-name="P3"/>
      <text:p text:style-name="P3"><text:s text:c="4"/>for(const auto&amp; it:mySet)</text:p>
      <text:p text:style-name="P3"><text:s text:c="8"/>cout&lt;&lt;it&lt;&lt;" ";</text:p>
      <text:p text:style-name="P3"><text:s text:c="4"/>return 0;</text:p>
      <text:p text:style-name="P3">}</text:p>
      <text:p text:style-name="P3"/>
      <text:p text:style-name="P3">7)#include&lt;iostream&gt;</text:p>
      <text:p text:style-name="P3">#include&lt;unordered_set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set&lt;int&gt;multi;</text:p>
      <text:p text:style-name="P3"/>
      <text:p text:style-name="P3"><text:s text:c="4"/>multi.insert(1);</text:p>
      <text:p text:style-name="P3"><text:s text:c="4"/>multi.insert(4);</text:p>
      <text:p text:style-name="P3"><text:s text:c="4"/>multi.insert(2);</text:p>
      <text:p text:style-name="P3"><text:s text:c="4"/>multi.insert(1);</text:p>
      <text:p text:style-name="P3"><text:s text:c="4"/>multi.insert(5);</text:p>
      <text:p text:style-name="P3"><text:s text:c="4"/>multi.insert(6);</text:p>
      <text:p text:style-name="P3"><text:s text:c="4"/>multi.insert(1);</text:p>
      <text:p text:style-name="P3"><text:s text:c="4"/>multi.insert(3);</text:p>
      <text:p text:style-name="P3"><text:s text:c="4"/>multi.insert(8);</text:p>
      <text:p text:style-name="P3"><text:s text:c="4"/>multi.insert(3);</text:p>
      <text:p text:style-name="P3"/>
      <text:p text:style-name="P3"><text:s text:c="4"/>cout&lt;&lt;"Multiset is : ";</text:p>
      <text:p text:style-name="P3"><text:s text:c="4"/>for(auto it=multi.begin();it!=multi.end();it++)</text:p>
      <text:p text:style-name="P3"><text:s text:c="8"/>cout&lt;&lt;*it&lt;&lt;" ";</text:p>
      <text:p text:style-name="P3"/>
      <text:p text:style-name="P3"><text:s text:c="4"/>int num;</text:p>
      <text:p text:style-name="P3"><text:s text:c="4"/>cout&lt;&lt;endl&lt;&lt;"Enter a number : ";</text:p>
      <text:p text:style-name="P3"><text:s text:c="4"/>cin&gt;&gt;num;</text:p>
      <text:p text:style-name="P3"><text:s text:c="4"/>auto it=multi.find(num);</text:p>
      <text:p text:style-name="P3"><text:s text:c="4"/>if(it!=multi.end())</text:p>
      <text:p text:style-name="P3"><text:s text:c="8"/>cout&lt;&lt;"Element found."&lt;&lt;endl;</text:p>
      <text:p text:style-name="P3"><text:soft-page-break/><text:s text:c="4"/>else</text:p>
      <text:p text:style-name="P3"><text:s text:c="8"/>cout&lt;&lt;"Element not found."&lt;&lt;endl;</text:p>
      <text:p text:style-name="P3"><text:s text:c="4"/>return 0;</text:p>
      <text:p text:style-name="P3">}</text:p>
      <text:p text:style-name="P3"/>
      <text:p text:style-name="P3">8,9)#include&lt;iostream&gt;</text:p>
      <text:p text:style-name="P3">#include&lt;unordered_set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ultiset&lt;int&gt;multi={1,2,3,4,5};</text:p>
      <text:p text:style-name="P3"/>
      <text:p text:style-name="P3"><text:s text:c="4"/>for(const auto&amp; it : multi)</text:p>
      <text:p text:style-name="P3"><text:s text:c="8"/>cout&lt;&lt;it&lt;&lt;" ";</text:p>
      <text:p text:style-name="P3"/>
      <text:p text:style-name="P3"><text:s text:c="4"/>cout&lt;&lt;endl&lt;&lt;"The number of buckets are : "&lt;&lt;multi.bucket_count()&lt;&lt;endl;;</text:p>
      <text:p text:style-name="P3"><text:s text:c="4"/>cout&lt;&lt;"The Load factor is "&lt;&lt;multi.load_factor()&lt;&lt;endl;</text:p>
      <text:p text:style-name="P3"><text:s text:c="4"/>return 0;</text:p>
      <text:p text:style-name="P3">}</text:p>
      <text:p text:style-name="P3"/>
      <text:p text:style-name="P3">10)#include&lt;iostream&gt;</text:p>
      <text:p text:style-name="P3">#include&lt;unordered_set&gt;</text:p>
      <text:p text:style-name="P3">using namespace std</text:p>
      <text:p text:style-name="P3">int main()</text:p>
      <text:p text:style-name="P3">{</text:p>
      <text:p text:style-name="P3"><text:s text:c="4"/>unordered_multiset&lt;int&gt;multi;</text:p>
      <text:p text:style-name="P3"><text:s text:c="4"/>multi.reserve(5);</text:p>
      <text:p text:style-name="P3"><text:s text:c="4"/>multi.insert(1);</text:p>
      <text:p text:style-name="P3"><text:s text:c="4"/>multi.insert(2);</text:p>
      <text:p text:style-name="P3"><text:s text:c="4"/>multi.insert(3);</text:p>
      <text:p text:style-name="P3"><text:s text:c="4"/>multi.insert(4);</text:p>
      <text:p text:style-name="P3"><text:s text:c="4"/>multi.insert(5);</text:p>
      <text:p text:style-name="P3"><text:s text:c="4"/>cout&lt;&lt;"Multiset is : ";</text:p>
      <text:p text:style-name="P3"><text:s text:c="4"/>for(const auto&amp; it : multi)</text:p>
      <text:p text:style-name="P3"><text:s text:c="8"/>cout&lt;&lt;it&lt;&lt;" ";</text:p>
      <text:p text:style-name="P3"><text:s text:c="4"/>multi.insert(23);</text:p>
      <text:p text:style-name="P3"><text:s text:c="4"/>multi.insert(34);</text:p>
      <text:p text:style-name="P3"><text:s text:c="4"/>cout&lt;&lt;endl&lt;&lt;"After inserting 23 and 34 : ";</text:p>
      <text:p text:style-name="P3"><text:s text:c="4"/>for(const auto&amp; it : multi)</text:p>
      <text:p text:style-name="P3"><text:s text:c="8"/>cout&lt;&lt;it&lt;&lt;" ";</text:p>
      <text:p text:style-name="P3"><text:s text:c="4"/>cout&lt;&lt;endl;</text:p>
      <text:p text:style-name="P3"/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17:37.772522552</meta:creation-date>
    <dc:date>2024-02-25T09:32:28.412547033</dc:date>
    <meta:editing-duration>PT55M42S</meta:editing-duration>
    <meta:editing-cycles>2</meta:editing-cycles>
    <meta:generator>LibreOffice/7.6.4.1$MacOSX_X86_64 LibreOffice_project/e19e193f88cd6c0525a17fb7a176ed8e6a3e2aa1</meta:generator>
    <meta:document-statistic meta:table-count="0" meta:image-count="0" meta:object-count="0" meta:page-count="5" meta:paragraph-count="185" meta:word-count="319" meta:character-count="4010" meta:non-whitespace-character-count="3233"/>
  </office:meta>
</office:document-meta>
</file>